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Arial" fo:font-size="12pt" officeooo:paragraph-rsid="00131135" style:font-name-asian="Times New Roman" style:font-size-asian="12pt" style:font-name-complex="Arial1" style:font-size-complex="12pt"/>
    </style:style>
    <style:style style:name="P2" style:family="paragraph" style:parent-style-name="Standard">
      <style:paragraph-properties fo:line-height="150%" fo:text-align="justify" style:justify-single-word="false"/>
      <style:text-properties style:font-name="Arial" fo:font-size="12pt" fo:font-weight="bold" officeooo:paragraph-rsid="00131135" style:font-name-asian="Times New Roman" style:font-size-asian="12pt" style:font-weight-asian="bold" style:font-name-complex="Arial1" style:font-size-complex="12pt"/>
    </style:style>
    <style:style style:name="P3" style:family="paragraph" style:parent-style-name="Standard">
      <style:paragraph-properties fo:line-height="150%" fo:text-align="center" style:justify-single-word="false"/>
      <style:text-properties style:font-name="Arial" fo:font-size="12pt" style:text-underline-style="solid" style:text-underline-width="auto" style:text-underline-color="font-color" officeooo:rsid="00131135" officeooo:paragraph-rsid="00131135" style:font-name-asian="Times New Roman" style:font-size-asian="12pt" style:font-name-complex="Arial1"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3">LA ETAPA ROSISTA</text:p>
      <text:p text:style-name="P1">Rosas obtuvo el primer orden que pudo afianzarse después de la revolución. Consiguió disciplinar a la convulsionada sociedad porteña, desde la elite hasta la plebe: persiguió a la oposición (…)</text:p>
      <text:p text:style-name="P1">Atendió a los intereses de los numerosos artesanos de la ciudad, quienes desde 1810 se quejaban de que el libre comercio los arruinaba por la competencia inglesa, e hizo sancionar una ley de aduana en 1835 que protegía sus principales producciones. También construyó una fuerte relación con las Sociedades Africanas, que agrupaban a las diferentes etnias de la ciudad. Tomó algunas medidas favorables a los libertos, comenzó a asistir junto con su familia a varias de sus festividades y les dio un lugar simbólico importante dentro de la colectividad federal. En 1838, por ejemplo, el aniversario de la Revolución de 1810 fue celebrado en la Plaza de la Victoria con tambores de los afrodescendientes, medida que escandalizó a muchos de los opositores al gobernador. La comunidad negra solía llamarlo “nuestro padre Rosas”. </text:p>
      <text:p text:style-name="P1">La identificación de lo popular con lo federal se acentuó en los años rosistas. Usar el bigote y la vestimenta popular era asociado con ser federal; en cambio, llevar levita y patillas, como acostumbraba la elite, hacía sospechar de simpatías unitarias (…). La primacía de la identidad política en los años rosistas hizo que conflictos surgidos en otras esferas pudieran resolverse políticamente. Los enemigos de Rosas remarcaron la impronta popular de sus seguidores. Uno dijo (Vicente Quesada) que en esos años cambió la relación con los criados, “no se podía ni reconvenirles ni mirarlos con severidad; la tiranía estaba en los de abajo”.</text:p>
      <text:p text:style-name="P1"/>
      <text:p text:style-name="P2">Gabriel Di Meglio, “La participación política popular en la ciudad de Buenos Aires durante el siglo XIX. Algunas claves”, en Nuevo Mundo Mundos Nuevos (en línea), enero de 20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11-06T18:56:10.083000000</meta:creation-date>
    <dc:date>2024-11-06T18:57:41.485000000</dc:date>
    <meta:editing-duration>PT1M32S</meta:editing-duration>
    <meta:editing-cycles>1</meta:editing-cycles>
    <meta:document-statistic meta:table-count="0" meta:image-count="0" meta:object-count="0" meta:page-count="1" meta:paragraph-count="5" meta:word-count="297" meta:character-count="1851" meta:non-whitespace-character-count="1558"/>
    <meta:generator>LibreOffice/6.2.4.2$Windows_X86_64 LibreOffice_project/2412653d852ce75f65fbfa83fb7e7b669a126d64</meta:generator>
  </office:meta>
</office:document-meta>
</file>